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3deb3d" draw:textarea-vertical-align="middle" draw:auto-grow-height="false" fo:min-height="0.749cm" fo:min-width="0.499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color="#ffffff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</office:automatic-styles>
  <office:body>
    <office:drawing>
      <draw:page draw:name="page1" draw:style-name="dp1" draw:master-page-name="Východzie">
        <draw:custom-shape draw:style-name="gr1" draw:text-style-name="P1" draw:id="id2" draw:layer="layout" svg:width="2.555cm" svg:height="2.556cm" svg:x="1cm" svg:y="6.444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2" draw:id="id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4" draw:layer="layout" svg:width="3.906cm" svg:height="2cm" svg:x="2.802cm" svg:y="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3" draw:layer="layout" svg:width="3cm" svg:height="2.5cm" svg:x="6cm" svg:y="6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3.5cm" svg:y1="5.249cm" svg:x2="2.277cm" svg:y2="6.444cm" draw:start-shape="id1" draw:start-glue-point="5" draw:end-shape="id2" draw:end-glue-point="4" svg:d="m3500 5249h-1223v1195">
          <text:p/>
        </draw:connector>
        <draw:connector draw:style-name="gr5" draw:text-style-name="P2" draw:layer="layout" svg:x1="6cm" svg:y1="5.249cm" svg:x2="7.5cm" svg:y2="6.5cm" draw:start-shape="id1" draw:start-glue-point="7" draw:end-shape="id3" draw:end-glue-point="0" svg:d="m6000 5249h1500v1251">
          <text:p/>
        </draw:connector>
        <draw:connector draw:style-name="gr5" draw:text-style-name="P2" draw:layer="layout" svg:x1="4.755cm" svg:y1="3cm" svg:x2="4.749cm" svg:y2="4cm" draw:start-shape="id4" draw:start-glue-point="2" draw:end-shape="id1" draw:end-glue-point="4" svg:d="m4755 3000v501h-6v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dz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8-30T15:38:43</meta:creation-date>
    <dc:date>2008-08-30T16:37:25</dc:date>
    <meta:editing-cycles>2</meta:editing-cycles>
    <meta:editing-duration>PT13M11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